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build_meg" table:style-name="ta1">
        <table:table-column table:style-name="co1" table:number-columns-repeated="29" table:default-cell-style-name="ce1"/>
        <table:table-column table:style-name="co2" table:number-columns-repeated="16355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6">
            <text:p>CPU (Attaway, REPO)</text:p>
          </table:table-cell>
          <table:covered-table-cell table:number-columns-repeated="3"/>
          <table:table-cell office:value-type="string" table:number-columns-spanned="4" table:number-rows-spanned="1" table:style-name="ce6">
            <text:p>P100 (Doom, COMMIT)</text:p>
          </table:table-cell>
          <table:covered-table-cell table:number-columns-repeated="3"/>
          <table:table-cell office:value-type="string" table:number-columns-spanned="4" table:number-rows-spanned="1" table:style-name="ce6">
            <text:p>V100 (Vortex, COMMIT)</text:p>
          </table:table-cell>
          <table:covered-table-cell table:number-columns-repeated="3"/>
          <table:table-cell office:value-type="string" table:number-columns-spanned="4" table:number-rows-spanned="1" table:style-name="ce6">
            <text:p>A100 (Perlmutter, COMMIT)</text:p>
          </table:table-cell>
          <table:covered-table-cell table:number-columns-repeated="3"/>
          <table:table-cell office:value-type="string" table:number-columns-spanned="4" table:number-rows-spanned="1" table:style-name="ce6">
            <text:p>H100 (Hops, COMMIT)</text:p>
          </table:table-cell>
          <table:covered-table-cell table:number-columns-repeated="3"/>
          <table:table-cell office:value-type="string" table:number-columns-spanned="4" table:number-rows-spanned="1" table:style-name="ce6">
            <text:p>MI250X (Frontier, REPO)</text:p>
          </table:table-cell>
          <table:covered-table-cell table:number-columns-repeated="3"/>
          <table:table-cell office:value-type="string" table:number-columns-spanned="4" table:number-rows-spanned="1" table:style-name="ce6">
            <text:p>MI300 (ElCap, REPO)</text:p>
          </table:table-cell>
          <table:covered-table-cell table:number-columns-repeated="3"/>
          <table:table-cell office:value-type="string" table:number-columns-spanned="4" table:number-rows-spanned="1" table:style-name="ce7">
            <text:p>1550 Max</text:p>
          </table:table-cell>
          <table:covered-table-cell table:number-columns-repeated="3"/>
          <table:table-cell table:number-columns-repeated="16351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2">
            <text:p>Natoms</text:p>
          </table:table-cell>
          <table:table-cell office:value-type="string" table:style-name="ce1">
            <text:p>Nranks</text:p>
          </table:table-cell>
          <table:table-cell office:value-type="string" table:style-name="ce3">
            <text:p>Timesteps/s</text:p>
          </table:table-cell>
          <table:table-cell office:value-type="string" table:style-name="ce3">
            <text:p>Normalized</text:p>
          </table:table-cell>
          <table:table-cell office:value-type="string" table:style-name="ce2">
            <text:p>Natoms</text:p>
          </table:table-cell>
          <table:table-cell office:value-type="string" table:style-name="ce1">
            <text:p>Nranks</text:p>
          </table:table-cell>
          <table:table-cell office:value-type="string" table:style-name="ce3">
            <text:p>Timesteps/s</text:p>
          </table:table-cell>
          <table:table-cell table:style-name="ce3"/>
          <table:table-cell office:value-type="string" table:style-name="ce2">
            <text:p>Natoms</text:p>
          </table:table-cell>
          <table:table-cell office:value-type="string" table:style-name="ce1">
            <text:p>Nranks</text:p>
          </table:table-cell>
          <table:table-cell office:value-type="string" table:style-name="ce3">
            <text:p>Timesteps/s</text:p>
          </table:table-cell>
          <table:table-cell table:style-name="ce3"/>
          <table:table-cell office:value-type="string" table:style-name="ce2">
            <text:p>Natoms</text:p>
          </table:table-cell>
          <table:table-cell office:value-type="string" table:style-name="ce1">
            <text:p>Nranks</text:p>
          </table:table-cell>
          <table:table-cell office:value-type="string" table:style-name="ce3">
            <text:p>Timesteps/s</text:p>
          </table:table-cell>
          <table:table-cell table:style-name="ce3"/>
          <table:table-cell office:value-type="string" table:style-name="ce2">
            <text:p>Natoms</text:p>
          </table:table-cell>
          <table:table-cell office:value-type="string" table:style-name="ce1">
            <text:p>Nranks</text:p>
          </table:table-cell>
          <table:table-cell office:value-type="string" table:style-name="ce3">
            <text:p>Timesteps/s</text:p>
          </table:table-cell>
          <table:table-cell table:style-name="ce3"/>
          <table:table-cell office:value-type="string" table:style-name="ce2">
            <text:p>Natoms</text:p>
          </table:table-cell>
          <table:table-cell office:value-type="string" table:style-name="ce1">
            <text:p>Nranks</text:p>
          </table:table-cell>
          <table:table-cell office:value-type="string" table:style-name="ce3">
            <text:p>Timesteps/s</text:p>
          </table:table-cell>
          <table:table-cell table:style-name="ce3"/>
          <table:table-cell office:value-type="string" table:style-name="ce2">
            <text:p>Natoms</text:p>
          </table:table-cell>
          <table:table-cell office:value-type="string" table:style-name="ce1">
            <text:p>Nranks</text:p>
          </table:table-cell>
          <table:table-cell office:value-type="string" table:style-name="ce1">
            <text:p>Timesteps/s</text:p>
          </table:table-cell>
          <table:table-cell table:style-name="ce1"/>
          <table:table-cell office:value-type="string" table:style-name="ce2">
            <text:p>Natoms</text:p>
          </table:table-cell>
          <table:table-cell office:value-type="string" table:style-name="ce1">
            <text:p>Nranks</text:p>
          </table:table-cell>
          <table:table-cell office:value-type="string" table:style-name="ce1">
            <text:p>Timesteps/s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LJ</text:p>
          </table:table-cell>
          <table:table-cell office:value-type="float" office:value="16384000" table:style-name="ce2">
            <text:p>16384000</text:p>
          </table:table-cell>
          <table:table-cell office:value-type="float" office:value="36" table:style-name="ce1">
            <text:p>36</text:p>
          </table:table-cell>
          <table:table-cell office:value-type="float" office:value="3.2589999999999999" table:style-name="ce3">
            <text:p>3.259</text:p>
          </table:table-cell>
          <table:table-cell office:value-type="float" office:value="53.395456000000003" table:formula="of:=[.D4]*[.B4]/1000000" table:style-name="ce3">
            <text:p>53.395456</text:p>
          </table:table-cell>
          <table:table-cell office:value-type="float" office:value="16384000" table:style-name="ce2">
            <text:p>16384000</text:p>
          </table:table-cell>
          <table:table-cell office:value-type="float" office:value="1" table:style-name="ce4">
            <text:p>1</text:p>
          </table:table-cell>
          <table:table-cell office:value-type="float" office:value="6.0579999999999998" table:style-name="ce3">
            <text:p>6.058</text:p>
          </table:table-cell>
          <table:table-cell office:value-type="float" office:value="99.254272" table:formula="of:=[.H4]*[.F4]/[.G4]/1000000" table:style-name="ce3">
            <text:p>99.254272</text:p>
          </table:table-cell>
          <table:table-cell office:value-type="float" office:value="16384000" table:style-name="ce2">
            <text:p>16384000</text:p>
          </table:table-cell>
          <table:table-cell office:value-type="float" office:value="1" table:style-name="ce1">
            <text:p>1</text:p>
          </table:table-cell>
          <table:table-cell office:value-type="float" office:value="14.196999999999999" table:style-name="ce1">
            <text:p>14.197</text:p>
          </table:table-cell>
          <table:table-cell office:value-type="float" office:value="232.60364799999999" table:formula="of:=[.L4]*[.J4]/[.K4]/1000000" table:style-name="ce3">
            <text:p>232.603648</text:p>
          </table:table-cell>
          <table:table-cell office:value-type="float" office:value="16384000" table:style-name="ce2">
            <text:p>16384000</text:p>
          </table:table-cell>
          <table:table-cell office:value-type="float" office:value="1" table:style-name="ce4">
            <text:p>1</text:p>
          </table:table-cell>
          <table:table-cell office:value-type="float" office:value="44.241" table:style-name="ce3">
            <text:p>44.241</text:p>
          </table:table-cell>
          <table:table-cell office:value-type="float" office:value="724.84454400000004" table:formula="of:=[.P4]*[.N4]/[.O4]/1000000" table:style-name="ce3">
            <text:p>724.844544</text:p>
          </table:table-cell>
          <table:table-cell office:value-type="float" office:value="16384000" table:style-name="ce2">
            <text:p>16384000</text:p>
          </table:table-cell>
          <table:table-cell office:value-type="float" office:value="1" table:style-name="ce1">
            <text:p>1</text:p>
          </table:table-cell>
          <table:table-cell office:value-type="float" office:value="81.346999999999994" table:style-name="ce3">
            <text:p>81.347</text:p>
          </table:table-cell>
          <table:table-cell office:value-type="float" office:value="1332.789248" table:formula="of:=[.T4]*[.R4]/[.S4]/1000000" table:style-name="ce3">
            <text:p>1332.789248</text:p>
          </table:table-cell>
          <table:table-cell office:value-type="float" office:value="16384000" table:style-name="ce2">
            <text:p>16384000</text:p>
          </table:table-cell>
          <table:table-cell office:value-type="float" office:value="1" table:style-name="ce1">
            <text:p>1</text:p>
          </table:table-cell>
          <table:table-cell office:value-type="float" office:value="16.312000000000001" table:style-name="ce3">
            <text:p>16.312</text:p>
          </table:table-cell>
          <table:table-cell office:value-type="float" office:value="267.255808" table:formula="of:=[.X4]*[.V4]/[.W4]/1000000" table:style-name="ce3">
            <text:p>267.255808</text:p>
          </table:table-cell>
          <table:table-cell office:value-type="float" office:value="16384000" table:style-name="ce2">
            <text:p>16384000</text:p>
          </table:table-cell>
          <table:table-cell office:value-type="float" office:value="1" table:style-name="ce1">
            <text:p>1</text:p>
          </table:table-cell>
          <table:table-cell office:value-type="float" office:value="45.595999999999997" table:style-name="ce1">
            <text:p>45.596</text:p>
          </table:table-cell>
          <table:table-cell office:value-type="float" office:value="747.04486399999996" table:formula="of:=[.AB4]*[.Z4]/[.AA4]/1000000" table:style-name="ce3">
            <text:p>747.044864</text:p>
          </table:table-cell>
          <table:table-cell office:value-type="float" office:value="16384000" table:style-name="ce2">
            <text:p>16384000</text:p>
          </table:table-cell>
          <table:table-cell office:value-type="float" office:value="1" table:style-name="ce1">
            <text:p>1</text:p>
          </table:table-cell>
          <table:table-cell office:value-type="float" office:value="45.595999999999997" table:style-name="ce1">
            <text:p>45.596</text:p>
          </table:table-cell>
          <table:table-cell office:value-type="float" office:value="747.04486399999996" table:formula="of:=[.AF4]*[.AD4]/[.AE4]/1000000" table:style-name="ce3">
            <text:p>747.044864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SNAP</text:p>
          </table:table-cell>
          <table:table-cell office:value-type="float" office:value="64000" table:style-name="ce2">
            <text:p>64000</text:p>
          </table:table-cell>
          <table:table-cell office:value-type="float" office:value="36" table:style-name="ce1">
            <text:p>36</text:p>
          </table:table-cell>
          <table:table-cell office:value-type="float" office:value="1.754" table:style-name="ce3">
            <text:p>1.754</text:p>
          </table:table-cell>
          <table:table-cell office:value-type="float" office:value="0.11225599999999999" table:formula="of:=[.D5]*[.B5]/1000000" table:style-name="ce3">
            <text:p>0.112256</text:p>
          </table:table-cell>
          <table:table-cell office:value-type="float" office:value="64000" table:style-name="ce2">
            <text:p>64000</text:p>
          </table:table-cell>
          <table:table-cell office:value-type="float" office:value="1" table:style-name="ce4">
            <text:p>1</text:p>
          </table:table-cell>
          <table:table-cell office:value-type="float" office:value="7.9610000000000003" table:style-name="ce3">
            <text:p>7.961</text:p>
          </table:table-cell>
          <table:table-cell office:value-type="float" office:value="0.50950399999999996" table:formula="of:=[.H5]*[.F5]/[.G5]/1000000" table:style-name="ce3">
            <text:p>0.509504</text:p>
          </table:table-cell>
          <table:table-cell office:value-type="float" office:value="64000" table:style-name="ce2">
            <text:p>64000</text:p>
          </table:table-cell>
          <table:table-cell office:value-type="float" office:value="1" table:style-name="ce1">
            <text:p>1</text:p>
          </table:table-cell>
          <table:table-cell office:value-type="float" office:value="25.021000000000001" table:style-name="ce1">
            <text:p>25.021</text:p>
          </table:table-cell>
          <table:table-cell office:value-type="float" office:value="1.6013440000000001" table:formula="of:=[.L5]*[.J5]/[.K5]/1000000" table:style-name="ce3">
            <text:p>1.601344</text:p>
          </table:table-cell>
          <table:table-cell office:value-type="float" office:value="64000" table:style-name="ce2">
            <text:p>64000</text:p>
          </table:table-cell>
          <table:table-cell office:value-type="float" office:value="1" table:style-name="ce1">
            <text:p>1</text:p>
          </table:table-cell>
          <table:table-cell office:value-type="float" office:value="34.917999999999999" table:style-name="ce3">
            <text:p>34.918</text:p>
          </table:table-cell>
          <table:table-cell office:value-type="float" office:value="2.2347519999999998" table:formula="of:=[.P5]*[.N5]/[.O5]/1000000" table:style-name="ce3">
            <text:p>2.234752</text:p>
          </table:table-cell>
          <table:table-cell office:value-type="float" office:value="64000" table:style-name="ce2">
            <text:p>64000</text:p>
          </table:table-cell>
          <table:table-cell office:value-type="float" office:value="1" table:style-name="ce1">
            <text:p>1</text:p>
          </table:table-cell>
          <table:table-cell office:value-type="float" office:value="62.942999999999998" table:style-name="ce3">
            <text:p>62.943</text:p>
          </table:table-cell>
          <table:table-cell office:value-type="float" office:value="4.0283519999999999" table:formula="of:=[.T5]*[.R5]/[.S5]/1000000" table:style-name="ce3">
            <text:p>4.028352</text:p>
          </table:table-cell>
          <table:table-cell office:value-type="float" office:value="64000" table:style-name="ce2">
            <text:p>64000</text:p>
          </table:table-cell>
          <table:table-cell office:value-type="float" office:value="1" table:style-name="ce1">
            <text:p>1</text:p>
          </table:table-cell>
          <table:table-cell office:value-type="float" office:value="17.917999999999999" table:style-name="ce3">
            <text:p>17.918</text:p>
          </table:table-cell>
          <table:table-cell office:value-type="float" office:value="1.146752" table:formula="of:=[.X5]*[.V5]/[.W5]/1000000" table:style-name="ce3">
            <text:p>1.146752</text:p>
          </table:table-cell>
          <table:table-cell office:value-type="float" office:value="64000" table:style-name="ce2">
            <text:p>64000</text:p>
          </table:table-cell>
          <table:table-cell office:value-type="float" office:value="1" table:style-name="ce1">
            <text:p>1</text:p>
          </table:table-cell>
          <table:table-cell office:value-type="float" office:value="38.945" table:style-name="ce1">
            <text:p>38.945</text:p>
          </table:table-cell>
          <table:table-cell office:value-type="float" office:value="2.49248" table:formula="of:=[.AB5]*[.Z5]/[.AA5]/1000000" table:style-name="ce3">
            <text:p>2.49248</text:p>
          </table:table-cell>
          <table:table-cell office:value-type="float" office:value="64000" table:style-name="ce2">
            <text:p>64000</text:p>
          </table:table-cell>
          <table:table-cell office:value-type="float" office:value="1" table:style-name="ce1">
            <text:p>1</text:p>
          </table:table-cell>
          <table:table-cell office:value-type="float" office:value="38.945" table:style-name="ce1">
            <text:p>38.945</text:p>
          </table:table-cell>
          <table:table-cell office:value-type="float" office:value="2.49248" table:formula="of:=[.AF5]*[.AD5]/[.AE5]/1000000" table:style-name="ce3">
            <text:p>2.49248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HNS</text:p>
          </table:table-cell>
          <table:table-cell office:value-type="float" office:value="466944" table:style-name="ce1">
            <text:p>466944</text:p>
          </table:table-cell>
          <table:table-cell office:value-type="float" office:value="36" table:style-name="ce1">
            <text:p>36</text:p>
          </table:table-cell>
          <table:table-cell office:value-type="float" office:value="0.82" table:style-name="ce1">
            <text:p>0.82</text:p>
          </table:table-cell>
          <table:table-cell office:value-type="float" office:value="0.38289407999999997" table:formula="of:=[.D6]*[.B6]/1000000" table:style-name="ce3">
            <text:p>0.38289408</text:p>
          </table:table-cell>
          <table:table-cell office:value-type="float" office:value="466944" table:style-name="ce1">
            <text:p>466944</text:p>
          </table:table-cell>
          <table:table-cell office:value-type="float" office:value="1" table:style-name="ce1">
            <text:p>1</text:p>
          </table:table-cell>
          <table:table-cell office:value-type="float" office:value="4.1520000000000001" table:style-name="ce1">
            <text:p>4.152</text:p>
          </table:table-cell>
          <table:table-cell office:value-type="float" office:value="1.9387514880000001" table:formula="of:=[.H6]*[.F6]/[.G6]/1000000" table:style-name="ce3">
            <text:p>1.938751488</text:p>
          </table:table-cell>
          <table:table-cell office:value-type="float" office:value="466944" table:style-name="ce1">
            <text:p>466944</text:p>
          </table:table-cell>
          <table:table-cell office:value-type="float" office:value="1" table:style-name="ce1">
            <text:p>1</text:p>
          </table:table-cell>
          <table:table-cell office:value-type="float" office:value="6.75" table:style-name="ce1">
            <text:p>6.75</text:p>
          </table:table-cell>
          <table:table-cell office:value-type="float" office:value="3.151872" table:formula="of:=[.L6]*[.J6]/[.K6]/1000000" table:style-name="ce3">
            <text:p>3.151872</text:p>
          </table:table-cell>
          <table:table-cell office:value-type="float" office:value="466944" table:style-name="ce1">
            <text:p>466944</text:p>
          </table:table-cell>
          <table:table-cell office:value-type="float" office:value="1" table:style-name="ce1">
            <text:p>1</text:p>
          </table:table-cell>
          <table:table-cell office:value-type="float" office:value="10.91" table:style-name="ce1">
            <text:p>10.91</text:p>
          </table:table-cell>
          <table:table-cell office:value-type="float" office:value="5.0943590399999996" table:formula="of:=[.P6]*[.N6]/[.O6]/1000000" table:style-name="ce3">
            <text:p>5.09435904</text:p>
          </table:table-cell>
          <table:table-cell office:value-type="float" office:value="466944" table:style-name="ce1">
            <text:p>466944</text:p>
          </table:table-cell>
          <table:table-cell office:value-type="float" office:value="1" table:style-name="ce1">
            <text:p>1</text:p>
          </table:table-cell>
          <table:table-cell office:value-type="float" office:value="20.597999999999999" table:style-name="ce3">
            <text:p>20.598</text:p>
          </table:table-cell>
          <table:table-cell office:value-type="float" office:value="9.6181125119999997" table:formula="of:=[.T6]*[.R6]/[.S6]/1000000" table:style-name="ce3">
            <text:p>9.618112512</text:p>
          </table:table-cell>
          <table:table-cell office:value-type="float" office:value="466944" table:style-name="ce1">
            <text:p>466944</text:p>
          </table:table-cell>
          <table:table-cell office:value-type="float" office:value="1" table:style-name="ce1">
            <text:p>1</text:p>
          </table:table-cell>
          <table:table-cell office:value-type="float" office:value="6.9669999999999996" table:style-name="ce1">
            <text:p>6.967</text:p>
          </table:table-cell>
          <table:table-cell office:value-type="float" office:value="3.2531988479999998" table:formula="of:=[.X6]*[.V6]/[.W6]/1000000" table:style-name="ce3">
            <text:p>3.253198848</text:p>
          </table:table-cell>
          <table:table-cell office:value-type="float" office:value="466944" table:style-name="ce1">
            <text:p>466944</text:p>
          </table:table-cell>
          <table:table-cell office:value-type="float" office:value="1" table:style-name="ce1">
            <text:p>1</text:p>
          </table:table-cell>
          <table:table-cell office:value-type="float" office:value="12.413" table:style-name="ce1">
            <text:p>12.413</text:p>
          </table:table-cell>
          <table:table-cell office:value-type="float" office:value="5.7961758720000001" table:formula="of:=[.AB6]*[.Z6]/[.AA6]/1000000" table:style-name="ce3">
            <text:p>5.796175872</text:p>
          </table:table-cell>
          <table:table-cell office:value-type="float" office:value="466944" table:style-name="ce1">
            <text:p>466944</text:p>
          </table:table-cell>
          <table:table-cell office:value-type="float" office:value="1" table:style-name="ce1">
            <text:p>1</text:p>
          </table:table-cell>
          <table:table-cell office:value-type="float" office:value="12.413" table:style-name="ce1">
            <text:p>12.413</text:p>
          </table:table-cell>
          <table:table-cell office:value-type="float" office:value="5.7961758720000001" table:formula="of:=[.AF6]*[.AD6]/[.AE6]/1000000" table:style-name="ce3">
            <text:p>5.796175872</text:p>
          </table:table-cell>
          <table:table-cell table:number-columns-repeated="16351"/>
        </table:table-row>
        <table:table-row table:style-name="ro1">
          <table:table-cell table:number-columns-repeated="11" table:style-name="ce1"/>
          <table:table-cell office:value-type="string" table:style-name="ce1">
            <text:p>lasssen 2021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table:number-columns-spanned="4" table:number-rows-spanned="1" table:style-name="ce8"/>
          <table:covered-table-cell table:number-columns-repeated="3"/>
          <table:table-cell table:number-columns-repeated="6" table:style-name="ce1"/>
          <table:table-cell office:value-type="float" office:value="14.196999999999999" table:style-name="ce1">
            <text:p>14.197</text:p>
          </table:table-cell>
          <table:table-cell table:number-columns-repeated="9" table:style-name="ce1"/>
          <table:table-cell office:value-type="float" office:value="32768000" table:style-name="ce2">
            <text:p>32768000</text:p>
          </table:table-cell>
          <table:table-cell office:value-type="float" office:value="1" table:style-name="ce1">
            <text:p>1</text:p>
          </table:table-cell>
          <table:table-cell office:value-type="float" office:value="8.1839999999999993" table:style-name="ce3">
            <text:p>8.184</text:p>
          </table:table-cell>
          <table:table-cell office:value-type="float" office:value="268.17331199999995" table:formula="of:=[.X8]*[.V8]/[.W8]/1000000" table:style-name="ce3">
            <text:p>268.173312</text:p>
          </table:table-cell>
          <table:table-cell office:value-type="float" office:value="32768000" table:style-name="ce2">
            <text:p>32768000</text:p>
          </table:table-cell>
          <table:table-cell office:value-type="float" office:value="1" table:style-name="ce1">
            <text:p>1</text:p>
          </table:table-cell>
          <table:table-cell office:value-type="float" office:value="22.145" table:style-name="ce1">
            <text:p>22.145</text:p>
          </table:table-cell>
          <table:table-cell office:value-type="float" office:value="725.64736000000005" table:formula="of:=[.AB8]*[.Z8]/[.AA8]/1000000" table:style-name="ce3">
            <text:p>725.64736</text:p>
          </table:table-cell>
          <table:table-cell table:number-columns-repeated="16355" table:style-name="ce1"/>
        </table:table-row>
        <table:table-row table:style-name="ro1">
          <table:table-cell table:number-columns-repeated="11" table:style-name="ce1"/>
          <table:table-cell office:value-type="float" office:value="25.021000000000001" table:style-name="ce1">
            <text:p>25.021</text:p>
          </table:table-cell>
          <table:table-cell table:number-columns-repeated="9" table:style-name="ce1"/>
          <table:table-cell office:value-type="float" office:value="512000" table:style-name="ce2">
            <text:p>512000</text:p>
          </table:table-cell>
          <table:table-cell office:value-type="float" office:value="1" table:style-name="ce1">
            <text:p>1</text:p>
          </table:table-cell>
          <table:table-cell office:value-type="float" office:value="2.226" table:style-name="ce3">
            <text:p>2.226</text:p>
          </table:table-cell>
          <table:table-cell office:value-type="float" office:value="1.1397120000000001" table:formula="of:=[.X9]*[.V9]/[.W9]/1000000" table:style-name="ce3">
            <text:p>1.139712</text:p>
          </table:table-cell>
          <table:table-cell office:value-type="float" office:value="512000" table:style-name="ce2">
            <text:p>512000</text:p>
          </table:table-cell>
          <table:table-cell office:value-type="float" office:value="1" table:style-name="ce1">
            <text:p>1</text:p>
          </table:table-cell>
          <table:table-cell office:value-type="float" office:value="4.1660000000000004" table:style-name="ce1">
            <text:p>4.166</text:p>
          </table:table-cell>
          <table:table-cell office:value-type="float" office:value="2.1329920000000002" table:formula="of:=[.AB9]*[.Z9]/[.AA9]/1000000" table:style-name="ce3">
            <text:p>2.132992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5">
            <text:p>Speedups</text:p>
          </table:table-cell>
          <table:table-cell table:number-columns-repeated="10" table:style-name="ce1"/>
          <table:table-cell office:value-type="float" office:value="6.75" table:style-name="ce1">
            <text:p>6.75</text:p>
          </table:table-cell>
          <table:table-cell table:number-columns-repeated="9" table:style-name="ce1"/>
          <table:table-cell office:value-type="float" office:value="1867776" table:style-name="ce1">
            <text:p>1867776</text:p>
          </table:table-cell>
          <table:table-cell office:value-type="float" office:value="1" table:style-name="ce1">
            <text:p>1</text:p>
          </table:table-cell>
          <table:table-cell office:value-type="float" office:value="1.9550000000000001" table:style-name="ce1">
            <text:p>1.955</text:p>
          </table:table-cell>
          <table:table-cell office:value-type="float" office:value="3.6515020800000002" table:formula="of:=[.X10]*[.V10]/[.W10]/1000000" table:style-name="ce3">
            <text:p>3.65150208</text:p>
          </table:table-cell>
          <table:table-cell office:value-type="float" office:value="1867776" table:style-name="ce1">
            <text:p>1867776</text:p>
          </table:table-cell>
          <table:table-cell office:value-type="float" office:value="1" table:style-name="ce1">
            <text:p>1</text:p>
          </table:table-cell>
          <table:table-cell office:value-type="float" office:value="3.2" table:style-name="ce1">
            <text:p>3.2</text:p>
          </table:table-cell>
          <table:table-cell office:value-type="float" office:value="5.9768832000000005" table:formula="of:=[.AB10]*[.Z10]/[.AA10]/1000000" table:style-name="ce3">
            <text:p>5.9768832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P100</text:p>
          </table:table-cell>
          <table:table-cell office:value-type="string" table:style-name="ce1">
            <text:p>V100</text:p>
          </table:table-cell>
          <table:table-cell office:value-type="string" table:style-name="ce1">
            <text:p>A100</text:p>
          </table:table-cell>
          <table:table-cell office:value-type="string" table:style-name="ce1">
            <text:p>H100</text:p>
          </table:table-cell>
          <table:table-cell office:value-type="string" table:style-name="ce1">
            <text:p>MI250X</text:p>
          </table:table-cell>
          <table:table-cell office:value-type="string" table:style-name="ce1">
            <text:p>MI300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J</text:p>
          </table:table-cell>
          <table:table-cell office:value-type="float" office:value="1.8588524087143294" table:formula="of:=[.I4]/[.E4]" table:style-name="ce1">
            <text:p>1.858852409</text:p>
          </table:table-cell>
          <table:table-cell office:value-type="float" office:value="4.3562442467014417" table:formula="of:=[.M4]/[.E4]" table:style-name="ce1">
            <text:p>4.356244247</text:p>
          </table:table-cell>
          <table:table-cell office:value-type="float" office:value="13.575023013194231" table:formula="of:=[.Q4]/[.E4]" table:style-name="ce1">
            <text:p>13.57502301</text:p>
          </table:table-cell>
          <table:table-cell office:value-type="float" office:value="24.960724148511812" table:formula="of:=[.U4]/[.E4]" table:style-name="ce1">
            <text:p>24.96072415</text:p>
          </table:table-cell>
          <table:table-cell office:value-type="float" office:value="5.0052163240257741" table:formula="of:=[.Y4]/[.E4]" table:style-name="ce1">
            <text:p>5.005216324</text:p>
          </table:table-cell>
          <table:table-cell office:value-type="float" office:value="13.990794722307454" table:formula="of:=[.AC4]/[.E4]" table:style-name="ce1">
            <text:p>13.9907947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NAP</text:p>
          </table:table-cell>
          <table:table-cell office:value-type="float" office:value="4.5387685290763971" table:formula="of:=[.I5]/[.E5]" table:style-name="ce1">
            <text:p>4.538768529</text:p>
          </table:table-cell>
          <table:table-cell office:value-type="float" office:value="14.265108323831244" table:formula="of:=[.M5]/[.E5]" table:style-name="ce1">
            <text:p>14.26510832</text:p>
          </table:table-cell>
          <table:table-cell office:value-type="float" office:value="19.907639680729758" table:formula="of:=[.Q5]/[.E5]" table:style-name="ce1">
            <text:p>19.90763968</text:p>
          </table:table-cell>
          <table:table-cell office:value-type="float" office:value="35.885404789053595" table:formula="of:=[.U5]/[.E5]" table:style-name="ce1">
            <text:p>35.88540479</text:p>
          </table:table-cell>
          <table:table-cell office:value-type="float" office:value="10.21550741163056" table:formula="of:=[.Y5]/[.E5]" table:style-name="ce1">
            <text:p>10.21550741</text:p>
          </table:table-cell>
          <table:table-cell office:value-type="float" office:value="22.203534777651086" table:formula="of:=[.AC5]/[.E5]" table:style-name="ce1">
            <text:p>22.2035347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NS</text:p>
          </table:table-cell>
          <table:table-cell office:value-type="float" office:value="5.0634146341463424" table:formula="of:=[.I6]/[.E6]" table:style-name="ce1">
            <text:p>5.063414634</text:p>
          </table:table-cell>
          <table:table-cell office:value-type="float" office:value="8.2317073170731714" table:formula="of:=[.M6]/[.E6]" table:style-name="ce1">
            <text:p>8.231707317</text:p>
          </table:table-cell>
          <table:table-cell office:value-type="float" office:value="13.304878048780488" table:formula="of:=[.Q6]/[.E6]" table:style-name="ce1">
            <text:p>13.30487805</text:p>
          </table:table-cell>
          <table:table-cell office:value-type="float" office:value="25.119512195121953" table:formula="of:=[.U6]/[.E6]" table:style-name="ce1">
            <text:p>25.1195122</text:p>
          </table:table-cell>
          <table:table-cell office:value-type="float" office:value="8.4963414634146339" table:formula="of:=[.Y6]/[.E6]" table:style-name="ce1">
            <text:p>8.496341463</text:p>
          </table:table-cell>
          <table:table-cell office:value-type="float" office:value="15.137804878048781" table:formula="of:=[.AC6]/[.E6]" table:style-name="ce1">
            <text:p>15.13780488</text:p>
          </table:table-cell>
          <table:table-cell table:number-columns-repeated="16377" table:style-name="ce1"/>
        </table:table-row>
        <table:table-row table:style-name="ro1">
          <table:table-cell table:number-columns-repeated="9" table:style-name="ce1"/>
          <table:table-cell office:value-type="string" table:number-columns-spanned="5" table:number-rows-spanned="2" table:style-name="ce8">
            <text:p>COMMIT: Run with LAMMPS commit 4246fab50018507fe149390d0b5b0c46464b1520</text:p>
          </table:table-cell>
          <table:covered-table-cell table:number-columns-repeated="4"/>
          <table:table-cell table:number-columns-repeated="16370" table:style-name="ce1"/>
        </table:table-row>
        <table:table-row table:style-name="ro1">
          <table:table-cell table:number-columns-repeated="9" table:style-name="ce1"/>
          <table:covered-table-cell/>
          <table:covered-table-cell table:number-columns-repeated="4"/>
          <table:table-cell table:number-columns-repeated="16370" table:style-name="ce1"/>
        </table:table-row>
        <table:table-row table:style-name="ro1">
          <table:table-cell table:number-columns-repeated="9"/>
          <table:table-cell office:value-type="string" table:number-columns-spanned="5" table:number-rows-spanned="2" table:style-name="ce8">
            <text:p>REPO: values taken from Stan's LAMMPS performance repo log files</text:p>
          </table:table-cell>
          <table:covered-table-cell table:number-columns-repeated="4"/>
          <table:table-cell table:number-columns-repeated="16370"/>
        </table:table-row>
        <table:table-row table:style-name="ro1">
          <table:table-cell table:number-columns-repeated="9"/>
          <table:covered-table-cell/>
          <table:covered-table-cell table:number-columns-repeated="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1" draw:id="id0" draw:style-name="a0" draw:name="Chart 1" svg:x="0.94444in" svg:y="0.05556in" svg:width="8.26389in" svg:height="5.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from_various_sources_anders&amp;meg" table:style-name="ta2">
        <table:shapes>
          <draw:frame draw:z-index="1" draw:id="id1" draw:style-name="a1" draw:name="Chart 1" svg:x="6.15178in" svg:y="3.98284in" svg:width="12.9283in" svg:height="7.2744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29" table:default-cell-style-name="ce1"/>
        <table:table-column table:style-name="co2" table:number-columns-repeated="16355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6">
            <text:p>CPU (Attaway)</text:p>
          </table:table-cell>
          <table:covered-table-cell table:number-columns-repeated="3"/>
          <table:table-cell office:value-type="string" table:number-columns-spanned="4" table:number-rows-spanned="1" table:style-name="ce6">
            <text:p>P100</text:p>
          </table:table-cell>
          <table:covered-table-cell table:number-columns-repeated="3"/>
          <table:table-cell office:value-type="string" table:number-columns-spanned="4" table:number-rows-spanned="1" table:style-name="ce6">
            <text:p>V100 (Lassen)</text:p>
          </table:table-cell>
          <table:covered-table-cell table:number-columns-repeated="3"/>
          <table:table-cell office:value-type="string" table:number-columns-spanned="4" table:number-rows-spanned="1" table:style-name="ce6">
            <text:p>A100 (Polaris)</text:p>
          </table:table-cell>
          <table:covered-table-cell table:number-columns-repeated="3"/>
          <table:table-cell office:value-type="string" table:number-columns-spanned="4" table:number-rows-spanned="1" table:style-name="ce6">
            <text:p>H100 (Hops)</text:p>
          </table:table-cell>
          <table:covered-table-cell table:number-columns-repeated="3"/>
          <table:table-cell office:value-type="string" table:number-columns-spanned="4" table:number-rows-spanned="1" table:style-name="ce6">
            <text:p>MI250X (Frontier)</text:p>
          </table:table-cell>
          <table:covered-table-cell table:number-columns-repeated="3"/>
          <table:table-cell office:value-type="string" table:number-columns-spanned="4" table:number-rows-spanned="1" table:style-name="ce7">
            <text:p>MI300 (ElCap)</text:p>
          </table:table-cell>
          <table:covered-table-cell table:number-columns-repeated="3"/>
          <table:table-cell table:number-columns-repeated="16355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2">
            <text:p>Natoms</text:p>
          </table:table-cell>
          <table:table-cell office:value-type="string" table:style-name="ce1">
            <text:p>Nranks</text:p>
          </table:table-cell>
          <table:table-cell office:value-type="string" table:style-name="ce3">
            <text:p>Timesteps/s</text:p>
          </table:table-cell>
          <table:table-cell office:value-type="string" table:style-name="ce3">
            <text:p>Normalized</text:p>
          </table:table-cell>
          <table:table-cell office:value-type="string" table:style-name="ce2">
            <text:p>Natoms</text:p>
          </table:table-cell>
          <table:table-cell office:value-type="string" table:style-name="ce1">
            <text:p>Nranks</text:p>
          </table:table-cell>
          <table:table-cell office:value-type="string" table:style-name="ce3">
            <text:p>Timesteps/s</text:p>
          </table:table-cell>
          <table:table-cell table:style-name="ce3"/>
          <table:table-cell office:value-type="string" table:style-name="ce2">
            <text:p>Natoms</text:p>
          </table:table-cell>
          <table:table-cell office:value-type="string" table:style-name="ce1">
            <text:p>Nranks</text:p>
          </table:table-cell>
          <table:table-cell office:value-type="string" table:style-name="ce3">
            <text:p>Timesteps/s</text:p>
          </table:table-cell>
          <table:table-cell table:style-name="ce3"/>
          <table:table-cell office:value-type="string" table:style-name="ce2">
            <text:p>Natoms</text:p>
          </table:table-cell>
          <table:table-cell office:value-type="string" table:style-name="ce1">
            <text:p>Nranks</text:p>
          </table:table-cell>
          <table:table-cell office:value-type="string" table:style-name="ce3">
            <text:p>Timesteps/s</text:p>
          </table:table-cell>
          <table:table-cell table:style-name="ce3"/>
          <table:table-cell office:value-type="string" table:style-name="ce2">
            <text:p>Natoms</text:p>
          </table:table-cell>
          <table:table-cell office:value-type="string" table:style-name="ce1">
            <text:p>Nranks</text:p>
          </table:table-cell>
          <table:table-cell office:value-type="string" table:style-name="ce3">
            <text:p>Timesteps/s</text:p>
          </table:table-cell>
          <table:table-cell table:style-name="ce3"/>
          <table:table-cell office:value-type="string" table:style-name="ce2">
            <text:p>Natoms</text:p>
          </table:table-cell>
          <table:table-cell office:value-type="string" table:style-name="ce1">
            <text:p>Nranks</text:p>
          </table:table-cell>
          <table:table-cell office:value-type="string" table:style-name="ce3">
            <text:p>Timesteps/s</text:p>
          </table:table-cell>
          <table:table-cell table:style-name="ce3"/>
          <table:table-cell office:value-type="string" table:style-name="ce2">
            <text:p>Natoms</text:p>
          </table:table-cell>
          <table:table-cell office:value-type="string" table:style-name="ce1">
            <text:p>Nranks</text:p>
          </table:table-cell>
          <table:table-cell office:value-type="string" table:style-name="ce1">
            <text:p>Timesteps/s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LJ</text:p>
          </table:table-cell>
          <table:table-cell office:value-type="float" office:value="32768000" table:style-name="ce2">
            <text:p>32768000</text:p>
          </table:table-cell>
          <table:table-cell office:value-type="float" office:value="36" table:style-name="ce1">
            <text:p>36</text:p>
          </table:table-cell>
          <table:table-cell office:value-type="float" office:value="1.6220000000000001" table:style-name="ce3">
            <text:p>1.622</text:p>
          </table:table-cell>
          <table:table-cell office:value-type="float" office:value="53.149695999999999" table:formula="of:=[.D4]*[.B4]/1000000" table:style-name="ce3">
            <text:p>53.149696</text:p>
          </table:table-cell>
          <table:table-cell office:value-type="float" office:value="16384000" table:style-name="ce2">
            <text:p>16384000</text:p>
          </table:table-cell>
          <table:table-cell office:value-type="float" office:value="1" table:style-name="ce4">
            <text:p>1</text:p>
          </table:table-cell>
          <table:table-cell office:value-type="float" office:value="6.0579999999999998" table:style-name="ce3">
            <text:p>6.058</text:p>
          </table:table-cell>
          <table:table-cell office:value-type="error" office:string-value="#REF!" table:formula="of:=[.#REF!]*[.#REF!]/[.#REF!]/1000000" table:style-name="ce3">
            <text:p>#REF!</text:p>
          </table:table-cell>
          <table:table-cell office:value-type="float" office:value="16384000" table:style-name="ce2">
            <text:p>16384000</text:p>
          </table:table-cell>
          <table:table-cell office:value-type="float" office:value="1" table:style-name="ce1">
            <text:p>1</text:p>
          </table:table-cell>
          <table:table-cell office:value-type="float" office:value="15.365" table:style-name="ce3">
            <text:p>15.365</text:p>
          </table:table-cell>
          <table:table-cell office:value-type="float" office:value="251.74016" table:formula="of:=[.L4]*[.J4]/[.K4]/1000000" table:style-name="ce3">
            <text:p>251.74016</text:p>
          </table:table-cell>
          <table:table-cell table:style-name="ce2"/>
          <table:table-cell table:style-name="ce1"/>
          <table:table-cell table:style-name="ce3"/>
          <table:table-cell office:value-type="error" office:string-value="#DIV/0!" table:formula="of:=[.P4]*[.N4]/[.O4]/1000000" table:style-name="ce3">
            <text:p>#DIV/0!</text:p>
          </table:table-cell>
          <table:table-cell office:value-type="float" office:value="32768000" table:style-name="ce2">
            <text:p>32768000</text:p>
          </table:table-cell>
          <table:table-cell office:value-type="float" office:value="1" table:style-name="ce1">
            <text:p>1</text:p>
          </table:table-cell>
          <table:table-cell office:value-type="float" office:value="40.006" table:style-name="ce3">
            <text:p>40.006</text:p>
          </table:table-cell>
          <table:table-cell office:value-type="float" office:value="1310.916608" table:formula="of:=[.T4]*[.R4]/[.S4]/1000000" table:style-name="ce3">
            <text:p>1310.916608</text:p>
          </table:table-cell>
          <table:table-cell office:value-type="float" office:value="32768000" table:style-name="ce2">
            <text:p>32768000</text:p>
          </table:table-cell>
          <table:table-cell office:value-type="float" office:value="1" table:style-name="ce1">
            <text:p>1</text:p>
          </table:table-cell>
          <table:table-cell office:value-type="float" office:value="8.1839999999999993" table:style-name="ce3">
            <text:p>8.184</text:p>
          </table:table-cell>
          <table:table-cell office:value-type="float" office:value="268.17331199999995" table:formula="of:=[.X4]*[.V4]/[.W4]/1000000" table:style-name="ce3">
            <text:p>268.173312</text:p>
          </table:table-cell>
          <table:table-cell office:value-type="float" office:value="32768000" table:style-name="ce2">
            <text:p>32768000</text:p>
          </table:table-cell>
          <table:table-cell office:value-type="float" office:value="1" table:style-name="ce1">
            <text:p>1</text:p>
          </table:table-cell>
          <table:table-cell office:value-type="float" office:value="22.145" table:style-name="ce1">
            <text:p>22.145</text:p>
          </table:table-cell>
          <table:table-cell office:value-type="float" office:value="725.64736000000005" table:formula="of:=[.AB4]*[.Z4]/[.AA4]/1000000" table:style-name="ce3">
            <text:p>725.64736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SNAP</text:p>
          </table:table-cell>
          <table:table-cell office:value-type="float" office:value="64000" table:style-name="ce2">
            <text:p>64000</text:p>
          </table:table-cell>
          <table:table-cell office:value-type="float" office:value="36" table:style-name="ce1">
            <text:p>36</text:p>
          </table:table-cell>
          <table:table-cell office:value-type="float" office:value="1.754" table:style-name="ce3">
            <text:p>1.754</text:p>
          </table:table-cell>
          <table:table-cell office:value-type="float" office:value="0.11225599999999999" table:formula="of:=[.D5]*[.B5]/1000000" table:style-name="ce3">
            <text:p>0.112256</text:p>
          </table:table-cell>
          <table:table-cell office:value-type="float" office:value="64000" table:style-name="ce2">
            <text:p>64000</text:p>
          </table:table-cell>
          <table:table-cell office:value-type="float" office:value="1" table:style-name="ce4">
            <text:p>1</text:p>
          </table:table-cell>
          <table:table-cell office:value-type="float" office:value="7.9610000000000003" table:style-name="ce3">
            <text:p>7.961</text:p>
          </table:table-cell>
          <table:table-cell office:value-type="error" office:string-value="#REF!" table:formula="of:=[.#REF!]*[.#REF!]/[.#REF!]/1000000" table:style-name="ce3">
            <text:p>#REF!</text:p>
          </table:table-cell>
          <table:table-cell office:value-type="float" office:value="1024000" table:style-name="ce2">
            <text:p>1024000</text:p>
          </table:table-cell>
          <table:table-cell office:value-type="float" office:value="1" table:style-name="ce1">
            <text:p>1</text:p>
          </table:table-cell>
          <table:table-cell office:value-type="float" office:value="1.212" table:style-name="ce3">
            <text:p>1.212</text:p>
          </table:table-cell>
          <table:table-cell office:value-type="float" office:value="1.241088" table:formula="of:=[.L5]*[.J5]/[.K5]/1000000" table:style-name="ce3">
            <text:p>1.241088</text:p>
          </table:table-cell>
          <table:table-cell office:value-type="float" office:value="1024000" table:style-name="ce2">
            <text:p>1024000</text:p>
          </table:table-cell>
          <table:table-cell office:value-type="float" office:value="1" table:style-name="ce1">
            <text:p>1</text:p>
          </table:table-cell>
          <table:table-cell office:value-type="float" office:value="2.105" table:style-name="ce3">
            <text:p>2.105</text:p>
          </table:table-cell>
          <table:table-cell office:value-type="float" office:value="2.1555200000000001" table:formula="of:=[.P5]*[.N5]/[.O5]/1000000" table:style-name="ce3">
            <text:p>2.15552</text:p>
          </table:table-cell>
          <table:table-cell office:value-type="float" office:value="512000" table:style-name="ce2">
            <text:p>512000</text:p>
          </table:table-cell>
          <table:table-cell office:value-type="float" office:value="1" table:style-name="ce1">
            <text:p>1</text:p>
          </table:table-cell>
          <table:table-cell office:value-type="float" office:value="7.1" table:style-name="ce3">
            <text:p>7.1</text:p>
          </table:table-cell>
          <table:table-cell office:value-type="float" office:value="3.6352000000000002" table:formula="of:=[.T5]*[.R5]/[.S5]/1000000" table:style-name="ce3">
            <text:p>3.6352</text:p>
          </table:table-cell>
          <table:table-cell office:value-type="float" office:value="512000" table:style-name="ce2">
            <text:p>512000</text:p>
          </table:table-cell>
          <table:table-cell office:value-type="float" office:value="1" table:style-name="ce1">
            <text:p>1</text:p>
          </table:table-cell>
          <table:table-cell office:value-type="float" office:value="2.226" table:style-name="ce3">
            <text:p>2.226</text:p>
          </table:table-cell>
          <table:table-cell office:value-type="float" office:value="1.1397120000000001" table:formula="of:=[.X5]*[.V5]/[.W5]/1000000" table:style-name="ce3">
            <text:p>1.139712</text:p>
          </table:table-cell>
          <table:table-cell office:value-type="float" office:value="512000" table:style-name="ce2">
            <text:p>512000</text:p>
          </table:table-cell>
          <table:table-cell office:value-type="float" office:value="1" table:style-name="ce1">
            <text:p>1</text:p>
          </table:table-cell>
          <table:table-cell office:value-type="float" office:value="4.1660000000000004" table:style-name="ce1">
            <text:p>4.166</text:p>
          </table:table-cell>
          <table:table-cell office:value-type="float" office:value="2.1329920000000002" table:formula="of:=[.AB5]*[.Z5]/[.AA5]/1000000" table:style-name="ce3">
            <text:p>2.132992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Rhodo</text:p>
          </table:table-cell>
          <table:table-cell office:value-type="float" office:value="8192000" table:style-name="ce2">
            <text:p>8192000</text:p>
          </table:table-cell>
          <table:table-cell office:value-type="float" office:value="36" table:style-name="ce1">
            <text:p>36</text:p>
          </table:table-cell>
          <table:table-cell office:value-type="float" office:value="0.45" table:style-name="ce3">
            <text:p>0.45</text:p>
          </table:table-cell>
          <table:table-cell office:value-type="float" office:value="3.6863999999999999" table:formula="of:=[.D6]*[.B6]/1000000" table:style-name="ce3">
            <text:p>3.6864</text:p>
          </table:table-cell>
          <table:table-cell table:style-name="ce2"/>
          <table:table-cell table:style-name="ce1"/>
          <table:table-cell table:style-name="ce3"/>
          <table:table-cell office:value-type="error" office:string-value="#DIV/0!" table:formula="of:=[.H6]*[.F6]/[.G6]/1000000" table:style-name="ce3">
            <text:p>#DIV/0!</text:p>
          </table:table-cell>
          <table:table-cell office:value-type="float" office:value="512000" table:style-name="ce2">
            <text:p>512000</text:p>
          </table:table-cell>
          <table:table-cell office:value-type="float" office:value="1" table:style-name="ce1">
            <text:p>1</text:p>
          </table:table-cell>
          <table:table-cell office:value-type="float" office:value="13.62" table:style-name="ce3">
            <text:p>13.62</text:p>
          </table:table-cell>
          <table:table-cell office:value-type="float" office:value="6.9734400000000001" table:formula="of:=[.L6]*[.J6]/[.K6]/1000000" table:style-name="ce3">
            <text:p>6.97344</text:p>
          </table:table-cell>
          <table:table-cell table:style-name="ce2"/>
          <table:table-cell table:style-name="ce1"/>
          <table:table-cell table:style-name="ce3"/>
          <table:table-cell office:value-type="error" office:string-value="#DIV/0!" table:formula="of:=[.P6]*[.N6]/[.O6]/1000000" table:style-name="ce3">
            <text:p>#DIV/0!</text:p>
          </table:table-cell>
          <table:table-cell office:value-type="float" office:value="8192000" table:style-name="ce2">
            <text:p>8192000</text:p>
          </table:table-cell>
          <table:table-cell office:value-type="float" office:value="1" table:style-name="ce1">
            <text:p>1</text:p>
          </table:table-cell>
          <table:table-cell office:value-type="float" office:value="3.3940000000000001" table:style-name="ce3">
            <text:p>3.394</text:p>
          </table:table-cell>
          <table:table-cell office:value-type="float" office:value="27.803647999999999" table:formula="of:=[.T6]*[.R6]/[.S6]/1000000" table:style-name="ce3">
            <text:p>27.803648</text:p>
          </table:table-cell>
          <table:table-cell office:value-type="float" office:value="8192000" table:style-name="ce2">
            <text:p>8192000</text:p>
          </table:table-cell>
          <table:table-cell office:value-type="float" office:value="1" table:style-name="ce1">
            <text:p>1</text:p>
          </table:table-cell>
          <table:table-cell office:value-type="float" office:value="0.73799999999999999" table:style-name="ce3">
            <text:p>0.738</text:p>
          </table:table-cell>
          <table:table-cell office:value-type="float" office:value="6.0456960000000004" table:formula="of:=[.X6]*[.V6]/[.W6]/1000000" table:style-name="ce3">
            <text:p>6.045696</text:p>
          </table:table-cell>
          <table:table-cell office:value-type="float" office:value="8192000" table:style-name="ce2">
            <text:p>8192000</text:p>
          </table:table-cell>
          <table:table-cell office:value-type="float" office:value="1" table:style-name="ce1">
            <text:p>1</text:p>
          </table:table-cell>
          <table:table-cell office:value-type="float" office:value="2.589" table:style-name="ce1">
            <text:p>2.589</text:p>
          </table:table-cell>
          <table:table-cell office:value-type="float" office:value="21.209088000000001" table:formula="of:=[.AB6]*[.Z6]/[.AA6]/1000000" table:style-name="ce3">
            <text:p>21.209088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HNS</text:p>
          </table:table-cell>
          <table:table-cell office:value-type="float" office:value="466944" table:style-name="ce1">
            <text:p>466944</text:p>
          </table:table-cell>
          <table:table-cell office:value-type="float" office:value="36" table:style-name="ce1">
            <text:p>36</text:p>
          </table:table-cell>
          <table:table-cell office:value-type="float" office:value="0.82" table:style-name="ce1">
            <text:p>0.82</text:p>
          </table:table-cell>
          <table:table-cell office:value-type="float" office:value="0.38289407999999997" table:formula="of:=[.D7]*[.B7]/1000000" table:style-name="ce3">
            <text:p>0.38289408</text:p>
          </table:table-cell>
          <table:table-cell office:value-type="float" office:value="466944" table:style-name="ce1">
            <text:p>466944</text:p>
          </table:table-cell>
          <table:table-cell office:value-type="float" office:value="1" table:style-name="ce1">
            <text:p>1</text:p>
          </table:table-cell>
          <table:table-cell office:value-type="float" office:value="4.1520000000000001" table:style-name="ce1">
            <text:p>4.152</text:p>
          </table:table-cell>
          <table:table-cell office:value-type="float" office:value="1.9387514880000001" table:formula="of:=[.H7]*[.F7]/[.G7]/1000000" table:style-name="ce3">
            <text:p>1.938751488</text:p>
          </table:table-cell>
          <table:table-cell office:value-type="float" office:value="466944" table:style-name="ce1">
            <text:p>466944</text:p>
          </table:table-cell>
          <table:table-cell office:value-type="float" office:value="1" table:style-name="ce1">
            <text:p>1</text:p>
          </table:table-cell>
          <table:table-cell office:value-type="float" office:value="3.944" table:style-name="ce1">
            <text:p>3.944</text:p>
          </table:table-cell>
          <table:table-cell office:value-type="float" office:value="1.8416271359999998" table:formula="of:=[.L7]*[.J7]/[.K7]/1000000" table:style-name="ce3">
            <text:p>1.841627136</text:p>
          </table:table-cell>
          <table:table-cell table:number-columns-repeated="3" table:style-name="ce1"/>
          <table:table-cell office:value-type="error" office:string-value="#DIV/0!" table:formula="of:=[.P7]*[.N7]/[.O7]/1000000" table:style-name="ce3">
            <text:p>#DIV/0!</text:p>
          </table:table-cell>
          <table:table-cell office:value-type="float" office:value="1867776" table:style-name="ce1">
            <text:p>1867776</text:p>
          </table:table-cell>
          <table:table-cell office:value-type="float" office:value="1" table:style-name="ce1">
            <text:p>1</text:p>
          </table:table-cell>
          <table:table-cell office:value-type="float" office:value="5.8120000000000003" table:style-name="ce1">
            <text:p>5.812</text:p>
          </table:table-cell>
          <table:table-cell office:value-type="float" office:value="10.855514112" table:formula="of:=[.T7]*[.R7]/[.S7]/1000000" table:style-name="ce3">
            <text:p>10.85551411</text:p>
          </table:table-cell>
          <table:table-cell office:value-type="float" office:value="1867776" table:style-name="ce1">
            <text:p>1867776</text:p>
          </table:table-cell>
          <table:table-cell office:value-type="float" office:value="1" table:style-name="ce1">
            <text:p>1</text:p>
          </table:table-cell>
          <table:table-cell office:value-type="float" office:value="1.9550000000000001" table:style-name="ce1">
            <text:p>1.955</text:p>
          </table:table-cell>
          <table:table-cell office:value-type="float" office:value="3.6515020800000002" table:formula="of:=[.X7]*[.V7]/[.W7]/1000000" table:style-name="ce3">
            <text:p>3.65150208</text:p>
          </table:table-cell>
          <table:table-cell office:value-type="float" office:value="1867776" table:style-name="ce1">
            <text:p>1867776</text:p>
          </table:table-cell>
          <table:table-cell office:value-type="float" office:value="1" table:style-name="ce1">
            <text:p>1</text:p>
          </table:table-cell>
          <table:table-cell office:value-type="float" office:value="3.2" table:style-name="ce1">
            <text:p>3.2</text:p>
          </table:table-cell>
          <table:table-cell office:value-type="float" office:value="5.9768832000000005" table:formula="of:=[.AB7]*[.Z7]/[.AA7]/1000000" table:style-name="ce3">
            <text:p>5.9768832</text:p>
          </table:table-cell>
          <table:table-cell table:number-columns-repeated="1635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5">
            <text:p>Speedup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P100</text:p>
          </table:table-cell>
          <table:table-cell office:value-type="string" table:style-name="ce1">
            <text:p>V100</text:p>
          </table:table-cell>
          <table:table-cell office:value-type="string" table:style-name="ce1">
            <text:p>A100</text:p>
          </table:table-cell>
          <table:table-cell office:value-type="string" table:style-name="ce1">
            <text:p>H100</text:p>
          </table:table-cell>
          <table:table-cell office:value-type="string" table:style-name="ce1">
            <text:p>MI250X</text:p>
          </table:table-cell>
          <table:table-cell office:value-type="string" table:style-name="ce1">
            <text:p>MI300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J</text:p>
          </table:table-cell>
          <table:table-cell office:value-type="error" office:string-value="#REF!" table:formula="of:=[.I4]/[.E4]" table:style-name="ce1">
            <text:p>#REF!</text:p>
          </table:table-cell>
          <table:table-cell office:value-type="float" office:value="4.7364364981504314" table:formula="of:=[.M4]/[.E4]" table:style-name="ce1">
            <text:p>4.736436498</text:p>
          </table:table-cell>
          <table:table-cell office:value-type="error" office:string-value="#DIV/0!" table:formula="of:=[.Q4]/[.E4]" table:style-name="ce1">
            <text:p>#DIV/0!</text:p>
          </table:table-cell>
          <table:table-cell office:value-type="float" office:value="24.664611590628855" table:formula="of:=[.U4]/[.E4]" table:style-name="ce1">
            <text:p>24.66461159</text:p>
          </table:table-cell>
          <table:table-cell office:value-type="float" office:value="5.0456226880394563" table:formula="of:=[.Y4]/[.E4]" table:style-name="ce1">
            <text:p>5.045622688</text:p>
          </table:table-cell>
          <table:table-cell office:value-type="float" office:value="13.652897657213318" table:formula="of:=[.AC4]/[.E4]" table:style-name="ce1">
            <text:p>13.6528976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NAP</text:p>
          </table:table-cell>
          <table:table-cell office:value-type="error" office:string-value="#REF!" table:formula="of:=[.I5]/[.E5]" table:style-name="ce1">
            <text:p>#REF!</text:p>
          </table:table-cell>
          <table:table-cell office:value-type="float" office:value="11.055872291904219" table:formula="of:=[.M5]/[.E5]" table:style-name="ce1">
            <text:p>11.05587229</text:p>
          </table:table-cell>
          <table:table-cell office:value-type="float" office:value="19.201824401368302" table:formula="of:=[.Q5]/[.E5]" table:style-name="ce1">
            <text:p>19.2018244</text:p>
          </table:table-cell>
          <table:table-cell office:value-type="float" office:value="32.383124287343222" table:formula="of:=[.U5]/[.E5]" table:style-name="ce1">
            <text:p>32.38312429</text:p>
          </table:table-cell>
          <table:table-cell office:value-type="float" office:value="10.152793614595211" table:formula="of:=[.Y5]/[.E5]" table:style-name="ce1">
            <text:p>10.15279361</text:p>
          </table:table-cell>
          <table:table-cell office:value-type="float" office:value="19.00114025085519" table:formula="of:=[.AC5]/[.E5]" table:style-name="ce1">
            <text:p>19.0011402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hodo</text:p>
          </table:table-cell>
          <table:table-cell office:value-type="error" office:string-value="#DIV/0!" table:formula="of:=[.I6]/[.E6]" table:style-name="ce1">
            <text:p>#DIV/0!</text:p>
          </table:table-cell>
          <table:table-cell office:value-type="float" office:value="1.8916666666666668" table:formula="of:=[.M6]/[.E6]" table:style-name="ce1">
            <text:p>1.891666667</text:p>
          </table:table-cell>
          <table:table-cell office:value-type="error" office:string-value="#DIV/0!" table:formula="of:=[.Q6]/[.E6]" table:style-name="ce1">
            <text:p>#DIV/0!</text:p>
          </table:table-cell>
          <table:table-cell office:value-type="float" office:value="7.5422222222222226" table:formula="of:=[.U6]/[.E6]" table:style-name="ce1">
            <text:p>7.542222222</text:p>
          </table:table-cell>
          <table:table-cell office:value-type="float" office:value="1.6400000000000001" table:formula="of:=[.Y6]/[.E6]" table:style-name="ce1">
            <text:p>1.64</text:p>
          </table:table-cell>
          <table:table-cell office:value-type="float" office:value="5.7533333333333339" table:formula="of:=[.AC6]/[.E6]" table:style-name="ce1">
            <text:p>5.75333333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NS</text:p>
          </table:table-cell>
          <table:table-cell office:value-type="float" office:value="5.0634146341463424" table:formula="of:=[.I7]/[.E7]" table:style-name="ce1">
            <text:p>5.063414634</text:p>
          </table:table-cell>
          <table:table-cell office:value-type="float" office:value="4.8097560975609754" table:formula="of:=[.M7]/[.E7]" table:style-name="ce1">
            <text:p>4.809756098</text:p>
          </table:table-cell>
          <table:table-cell office:value-type="error" office:string-value="#DIV/0!" table:formula="of:=[.Q7]/[.E7]" table:style-name="ce1">
            <text:p>#DIV/0!</text:p>
          </table:table-cell>
          <table:table-cell office:value-type="float" office:value="28.351219512195122" table:formula="of:=[.U7]/[.E7]" table:style-name="ce1">
            <text:p>28.35121951</text:p>
          </table:table-cell>
          <table:table-cell office:value-type="float" office:value="9.536585365853659" table:formula="of:=[.Y7]/[.E7]" table:style-name="ce1">
            <text:p>9.536585366</text:p>
          </table:table-cell>
          <table:table-cell office:value-type="float" office:value="15.609756097560979" table:formula="of:=[.AC7]/[.E7]" table:style-name="ce1">
            <text:p>15.6097561</text:p>
          </table:table-cell>
          <table:table-cell table:number-columns-repeated="16377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329</meta:generator>
    <dc:creator>McCarthy, Meg</dc:creator>
    <meta:creation-date>2025-03-31T11:56:20Z</meta:creation-date>
    <dc:date>2025-04-15T04:59:08Z</dc:date>
    <meta:editing-cycles>3</meta:editing-cycles>
    <meta:editing-duration>PT101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9713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196b24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0f9e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a02b93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4ea72e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78.0pt" svg:width="595.0pt" chart:style-name="Crt0">
        <chart:title chart:style-name="CT00">
          <text:p text:style-name="a0" text:class-names="" text:cond-style-name="">Speedup over CPU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rebuild_meg.$A$12:.$A$14"/>
          </chart:axis>
          <chart:axis chart:dimension="y" chart:name="primary-y" chart:style-name="Axs1">
            <chart:grid chart:class="major" chart:style-name="GMa1"/>
          </chart:axis>
          <chart:series chart:label-cell-address="rebuild_meg.$B$11" chart:values-cell-range-address="rebuild_meg.$B$12:.$B$14" chart:class="chart:bar" chart:attached-axis="primary-y" chart:style-name="G0S0">
            <chart:data-point chart:repeated="3"/>
          </chart:series>
          <chart:series chart:label-cell-address="rebuild_meg.$C$11" chart:values-cell-range-address="rebuild_meg.$C$12:.$C$14" chart:class="chart:bar" chart:attached-axis="primary-y" chart:style-name="G0S1">
            <chart:data-point chart:repeated="3"/>
          </chart:series>
          <chart:series chart:label-cell-address="rebuild_meg.$D$11" chart:values-cell-range-address="rebuild_meg.$D$12:.$D$14" chart:class="chart:bar" chart:attached-axis="primary-y" chart:style-name="G0S2">
            <chart:data-point chart:repeated="3"/>
          </chart:series>
          <chart:series chart:label-cell-address="rebuild_meg.$E$11" chart:values-cell-range-address="rebuild_meg.$E$12:.$E$14" chart:class="chart:bar" chart:attached-axis="primary-y" chart:style-name="G0S3">
            <chart:data-point chart:repeated="3"/>
          </chart:series>
          <chart:series chart:label-cell-address="rebuild_meg.$F$11" chart:values-cell-range-address="rebuild_meg.$F$12:.$F$14" chart:class="chart:bar" chart:attached-axis="primary-y" chart:style-name="G0S4">
            <chart:data-point chart:repeated="3"/>
          </chart:series>
          <chart:series chart:label-cell-address="rebuild_meg.$G$11" chart:values-cell-range-address="rebuild_meg.$G$12:.$G$14" chart:class="chart:bar" chart:attached-axis="primary-y" chart:style-name="G0S5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523.7567716535432pt" svg:width="930.837559055118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Speedup over CPU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Benchmark</text:p>
            </chart:title>
            <chart:categories table:cell-range-address="from_various_sources_anders&amp;meg.$A$13:.$A$16"/>
          </chart:axis>
          <chart:series chart:label-cell-address="from_various_sources_anders&amp;meg.$B$12" chart:values-cell-range-address="from_various_sources_anders&amp;meg.$B$13:.$B$16" chart:class="chart:bar" chart:attached-axis="primary-y" chart:style-name="G0S0">
            <chart:data-point chart:repeated="4"/>
          </chart:series>
          <chart:series chart:label-cell-address="from_various_sources_anders&amp;meg.$C$12" chart:values-cell-range-address="from_various_sources_anders&amp;meg.$C$13:.$C$16" chart:class="chart:bar" chart:attached-axis="primary-y" chart:style-name="G0S1">
            <chart:data-point chart:repeated="4"/>
          </chart:series>
          <chart:series chart:label-cell-address="from_various_sources_anders&amp;meg.$D$12" chart:values-cell-range-address="from_various_sources_anders&amp;meg.$D$13:.$D$16" chart:class="chart:bar" chart:attached-axis="primary-y" chart:style-name="G0S2">
            <chart:data-point chart:repeated="4"/>
          </chart:series>
          <chart:series chart:label-cell-address="from_various_sources_anders&amp;meg.$E$12" chart:values-cell-range-address="from_various_sources_anders&amp;meg.$E$13:.$E$16" chart:class="chart:bar" chart:attached-axis="primary-y" chart:style-name="G0S3">
            <chart:data-point chart:repeated="4"/>
          </chart:series>
          <chart:series chart:label-cell-address="from_various_sources_anders&amp;meg.$F$12" chart:values-cell-range-address="from_various_sources_anders&amp;meg.$F$13:.$F$16" chart:class="chart:bar" chart:attached-axis="primary-y" chart:style-name="G0S4">
            <chart:data-point chart:repeated="4"/>
          </chart:series>
          <chart:series chart:label-cell-address="from_various_sources_anders&amp;meg.$G$12" chart:values-cell-range-address="from_various_sources_anders&amp;meg.$G$13:.$G$16" chart:class="chart:bar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